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fo:padding="0.71mm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R misurati µm</text:p>
          </table:table-cell>
          <table:table-cell office:value-type="string" calcext:value-type="string">
            <text:p>Larghezza linea/2 µm</text:p>
          </table:table-cell>
          <table:table-cell office:value-type="string" calcext:value-type="string">
            <text:p>r µm</text:p>
          </table:table-cell>
          <table:table-cell office:value-type="string" calcext:value-type="string">
            <text:p>R µm</text:p>
          </table:table-cell>
          <table:table-cell office:value-type="string" calcext:value-type="string">
            <text:p>delta µm^2</text:p>
          </table:table-cell>
          <table:table-cell office:value-type="string" calcext:value-type="string">
            <text:p>Deltar µm^2</text:p>
          </table:table-cell>
          <table:table-cell office:value-type="string" calcext:value-type="string">
            <text:p>DeltaR µm^2</text:p>
          </table:table-cell>
        </table:table-row>
        <table:table-row table:style-name="ro2">
          <table:table-cell office:value-type="float" office:value="71.84" calcext:value-type="float">
            <text:p>71,84</text:p>
          </table:table-cell>
          <table:table-cell table:style-name="ce2" office:value-type="float" office:value="3.185" calcext:value-type="float">
            <text:p>3,185</text:p>
          </table:table-cell>
          <table:table-cell table:formula="of:=[.A2]+[.B2]" office:value-type="float" office:value="75.025" calcext:value-type="float">
            <text:p>75,025</text:p>
          </table:table-cell>
          <table:table-cell/>
          <table:table-cell table:formula="of:=(([.D3])^2-([.C2])^2)/(9-1)" office:value-type="float" office:value="363.9727" calcext:value-type="float">
            <text:p>363,9727</text:p>
          </table:table-cell>
          <table:table-cell table:formula="of:=([.C4])^2-([.C2])^2" office:value-type="float" office:value="4576.289775" calcext:value-type="float">
            <text:p>4576,289775</text:p>
          </table:table-cell>
          <table:table-cell table:formula="of:=([.D5])^2-([.D3])^2" office:value-type="float" office:value="4434.955875" calcext:value-type="float">
            <text:p>4434,955875</text:p>
          </table:table-cell>
        </table:table-row>
        <table:table-row table:style-name="ro2">
          <table:table-cell office:value-type="float" office:value="95.6" calcext:value-type="float">
            <text:p>95,6</text:p>
          </table:table-cell>
          <table:table-cell table:style-name="ce2" office:value-type="float" office:value="2.52" calcext:value-type="float">
            <text:p>2,52</text:p>
          </table:table-cell>
          <table:table-cell/>
          <table:table-cell table:formula="of:=[.A3]-[.B2]" office:value-type="float" office:value="92.415" calcext:value-type="float">
            <text:p>92,415</text:p>
          </table:table-cell>
          <table:table-cell table:number-columns-repeated="3"/>
        </table:table-row>
        <table:table-row table:style-name="ro2">
          <table:table-cell office:value-type="float" office:value="98.5" calcext:value-type="float">
            <text:p>98,5</text:p>
          </table:table-cell>
          <table:table-cell table:style-name="ce2" office:value-type="float" office:value="2.225" calcext:value-type="float">
            <text:p>2,225</text:p>
          </table:table-cell>
          <table:table-cell table:formula="of:=[.A4]+[.B3]" office:value-type="float" office:value="101.02" calcext:value-type="float">
            <text:p>101,02</text:p>
          </table:table-cell>
          <table:table-cell/>
          <table:table-cell table:formula="of:=(([.D5])^2-([.C4])^2)/(9-1)" office:value-type="float" office:value="346.3059625" calcext:value-type="float">
            <text:p>346,3059625</text:p>
          </table:table-cell>
          <table:table-cell table:formula="of:=([.C6])^2-([.C4])^2" office:value-type="float" office:value="4543.847625" calcext:value-type="float">
            <text:p>4543,847625</text:p>
          </table:table-cell>
          <table:table-cell table:formula="of:=([.D7])^2-([.D5])^2" office:value-type="float" office:value="4537.064125" calcext:value-type="float">
            <text:p>4537,064125</text:p>
          </table:table-cell>
        </table:table-row>
        <table:table-row table:style-name="ro2">
          <table:table-cell office:value-type="float" office:value="116.43" calcext:value-type="float">
            <text:p>116,43</text:p>
          </table:table-cell>
          <table:table-cell table:style-name="ce2" office:value-type="float" office:value="1.78999999999999" calcext:value-type="float">
            <text:p>1,79</text:p>
          </table:table-cell>
          <table:table-cell/>
          <table:table-cell table:formula="of:=[.A5]-[.B3]" office:value-type="float" office:value="113.91" calcext:value-type="float">
            <text:p>113,91</text:p>
          </table:table-cell>
          <table:table-cell table:number-columns-repeated="3"/>
        </table:table-row>
        <table:table-row table:style-name="ro2">
          <table:table-cell office:value-type="float" office:value="119.22" calcext:value-type="float">
            <text:p>119,22</text:p>
          </table:table-cell>
          <table:table-cell table:style-name="ce2" office:value-type="float" office:value="1.78" calcext:value-type="float">
            <text:p>1,78</text:p>
          </table:table-cell>
          <table:table-cell table:formula="of:=[.A6]+[.B4]" office:value-type="float" office:value="121.445" calcext:value-type="float">
            <text:p>121,445</text:p>
          </table:table-cell>
          <table:table-cell/>
          <table:table-cell table:formula="of:=(([.D7])^2-([.C6])^2)/(9-1)" office:value-type="float" office:value="345.458025000001" calcext:value-type="float">
            <text:p>345,458025</text:p>
          </table:table-cell>
          <table:table-cell table:formula="of:=([.C8])^2-([.C6])^2" office:value-type="float" office:value="4378.001975" calcext:value-type="float">
            <text:p>4378,001975</text:p>
          </table:table-cell>
          <table:table-cell table:formula="of:=([.D9])^2-([.D7])^2" office:value-type="float" office:value="4477.371875" calcext:value-type="float">
            <text:p>4477,371875</text:p>
          </table:table-cell>
        </table:table-row>
        <table:table-row table:style-name="ro2">
          <table:table-cell office:value-type="float" office:value="134.56" calcext:value-type="float">
            <text:p>134,56</text:p>
          </table:table-cell>
          <table:table-cell table:style-name="ce2" office:value-type="float" office:value="1.58500000000001" calcext:value-type="float">
            <text:p>1,585</text:p>
          </table:table-cell>
          <table:table-cell/>
          <table:table-cell table:formula="of:=[.A7]-[.B4]" office:value-type="float" office:value="132.335" calcext:value-type="float">
            <text:p>132,335</text:p>
          </table:table-cell>
          <table:table-cell table:number-columns-repeated="3"/>
        </table:table-row>
        <table:table-row table:style-name="ro2">
          <table:table-cell office:value-type="float" office:value="136.51" calcext:value-type="float">
            <text:p>136,51</text:p>
          </table:table-cell>
          <table:table-cell/>
          <table:table-cell table:formula="of:=[.A8]+[.B5]" office:value-type="float" office:value="138.3" calcext:value-type="float">
            <text:p>138,3</text:p>
          </table:table-cell>
          <table:table-cell/>
          <table:table-cell table:formula="of:=(([.D9])^2-([.C8])^2)/(9-1)" office:value-type="float" office:value="357.879262500001" calcext:value-type="float">
            <text:p>357,8792625</text:p>
          </table:table-cell>
          <table:table-cell table:formula="of:=([.C10])^2-([.C8])^2" office:value-type="float" office:value="4364.80290000001" calcext:value-type="float">
            <text:p>4364,8029</text:p>
          </table:table-cell>
          <table:table-cell table:formula="of:=([.D11])^2-([.D9])^2" office:value-type="float" office:value="4076.17839999999" calcext:value-type="float">
            <text:p>4076,1784</text:p>
          </table:table-cell>
        </table:table-row>
        <table:table-row table:style-name="ro2">
          <table:table-cell office:value-type="float" office:value="150.08" calcext:value-type="float">
            <text:p>150,08</text:p>
          </table:table-cell>
          <table:table-cell table:number-columns-repeated="2"/>
          <table:table-cell table:formula="of:=[.A9]-[.B5]" office:value-type="float" office:value="148.29" calcext:value-type="float">
            <text:p>148,29</text:p>
          </table:table-cell>
          <table:table-cell table:number-columns-repeated="3"/>
        </table:table-row>
        <table:table-row table:style-name="ro2">
          <table:table-cell office:value-type="float" office:value="151.49" calcext:value-type="float">
            <text:p>151,49</text:p>
          </table:table-cell>
          <table:table-cell/>
          <table:table-cell table:formula="of:=[.A10]+[.B6]" office:value-type="float" office:value="153.27" calcext:value-type="float">
            <text:p>153,27</text:p>
          </table:table-cell>
          <table:table-cell/>
          <table:table-cell table:formula="of:=(([.D11])^2-([.C10])^2)/(9-1)" office:value-type="float" office:value="321.801199999999" calcext:value-type="float">
            <text:p>321,8012</text:p>
          </table:table-cell>
          <table:table-cell table:number-columns-repeated="2"/>
        </table:table-row>
        <table:table-row table:style-name="ro2">
          <table:table-cell office:value-type="float" office:value="163.23" calcext:value-type="float">
            <text:p>163,23</text:p>
          </table:table-cell>
          <table:table-cell table:number-columns-repeated="2"/>
          <table:table-cell table:formula="of:=[.A11]-[.B6]" office:value-type="float" office:value="161.45" calcext:value-type="float">
            <text:p>161,45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8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20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21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6">00/00/0000</text:date>, <text:time style:data-style-name="N2" text:time-value="19:44:53.954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6:16:25.277000000</meta:creation-date>
    <meta:generator>LibreOffice/5.1.3.2$Windows_x86 LibreOffice_project/644e4637d1d8544fd9f56425bd6cec110e49301b</meta:generator>
    <dc:date>2019-02-16T19:45:55.637000000</dc:date>
    <meta:editing-duration>PT10M2S</meta:editing-duration>
    <meta:editing-cycles>5</meta:editing-cycles>
    <meta:document-statistic meta:table-count="1" meta:cell-count="46" meta:object-count="0"/>
  </office:meta>
</office:document-meta>
</file>